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43c6" officeooo:paragraph-rsid="001343c6"/>
    </style:style>
    <style:style style:name="P2" style:family="paragraph" style:parent-style-name="Standard">
      <style:paragraph-properties fo:text-align="start" style:justify-single-word="false"/>
      <style:text-properties officeooo:rsid="001343c6" officeooo:paragraph-rsid="001343c6"/>
    </style:style>
    <style:style style:name="P3" style:family="paragraph" style:parent-style-name="Standard">
      <style:paragraph-properties fo:text-align="start" style:justify-single-word="false"/>
      <style:text-properties officeooo:rsid="001543d1" officeooo:paragraph-rsid="001543d1"/>
    </style:style>
    <style:style style:name="P4" style:family="paragraph" style:parent-style-name="Standard">
      <style:paragraph-properties fo:text-align="start" style:justify-single-word="false"/>
      <style:text-properties officeooo:paragraph-rsid="001543d1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543d1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f2bdd" officeooo:paragraph-rsid="001f2bdd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2146ad" officeooo:paragraph-rsid="002146ad"/>
    </style:style>
    <style:style style:name="P8" style:family="paragraph" style:parent-style-name="Standard">
      <style:paragraph-properties fo:text-align="start" style:justify-single-word="false"/>
      <style:text-properties officeooo:rsid="002146ad" officeooo:paragraph-rsid="002146ad"/>
    </style:style>
    <style:style style:name="P9" style:family="paragraph" style:parent-style-name="Standard">
      <style:paragraph-properties fo:text-align="start" style:justify-single-word="false"/>
      <style:text-properties officeooo:rsid="00271fb1" officeooo:paragraph-rsid="002146ad"/>
    </style:style>
    <style:style style:name="P10" style:family="paragraph" style:parent-style-name="Standard">
      <style:paragraph-properties fo:text-align="center" style:justify-single-word="false"/>
      <style:text-properties fo:color="#666666" officeooo:rsid="001343c6" officeooo:paragraph-rsid="001343c6"/>
    </style:style>
    <style:style style:name="P11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9c5c7" fo:font-size="13pt" fo:font-weight="bold" officeooo:rsid="001543d1" style:font-size-asian="13pt" style:font-weight-asian="bold" style:font-size-complex="13pt" style:font-weight-complex="bold"/>
    </style:style>
    <style:style style:name="T3" style:family="text">
      <style:text-properties officeooo:rsid="001f2bdd"/>
    </style:style>
    <style:style style:name="T4" style:family="text">
      <style:text-properties officeooo:rsid="0020dae9"/>
    </style:style>
    <style:style style:name="T5" style:family="text">
      <style:text-properties officeooo:rsid="0021a4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"><text:span text:style-name="T2">EC-Grid problem:</text:span></text:p>
      <text:p text:style-name="P4"><text:span text:style-name="T2"/></text:p>
      <text:list xml:id="list4083997756" text:style-name="L2">
        <text:list-item>
          <text:p text:style-name="P5"><text:span text:style-name="T1">Population Model</text:span> : Generational model</text:p>
        </text:list-item>
        <text:list-item>
          <text:p text:style-name="P5">Chromosome length : 32 Bits</text:p>
        </text:list-item>
        <text:list-item>
          <text:p text:style-name="P5">Population size is : 256</text:p>
        </text:list-item>
        <text:list-item>
          <text:p text:style-name="P5">Maximum number of generations=500</text:p>
        </text:list-item>
        <text:list-item>
          <text:p text:style-name="P5">Crossover rate with 100%</text:p>
        </text:list-item>
        <text:list-item>
          <text:p text:style-name="P5">mutation rate 50% ( per individual, not per position )</text:p>
        </text:list-item>
        <text:list-item>
          <text:p text:style-name="P6">Selection pressure : in <text:span text:style-name="T4">p</text:span>arent selection <text:span text:style-name="T4">(select from 70% best)</text:span></text:p>
        </text:list-item>
        <text:list-item>
          <text:p text:style-name="P7">Crossover metho<text:span text:style-name="T5">d : one-point &amp; uniform</text:span></text:p>
        </text:list-item>
      </text:list>
      <text:p text:style-name="P8"/>
      <text:p text:style-name="P9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</table:table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6666" officeooo:rsid="001343c6" officeooo:paragraph-rsid="001343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5 October ,2019<text:tab/><text:tab/><text:tab/>Hw1<text:tab/><text:tab/><text:tab/>saleh afoon <text:s/>94321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2:53.635701243</meta:creation-date>
    <dc:date>2019-10-25T11:33:12.038056914</dc:date>
    <meta:editing-duration>PT20M9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66" meta:character-count="369" meta:non-whitespace-character-count="316"/>
  </office:meta>
</office:document-meta>
</file>